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Text_20_body" style:list-style-name="L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lder-Download</text:h>
      <text:p text:style-name="Standard">Green-Eyed Girl</text:p>
      <text:p text:style-name="Standard">Alyssa L. Miller</text:p>
      <text:p text:style-name="Standard">http://www.flickr.com/photos/alyssafilmmaker/4029064544/in/photostream/</text:p>
      <text:p text:style-name="Standard">http://creativecommons.org/licenses/by/2.0/deed.de</text:p>
      <text:p text:style-name="Standard"/>
      <text:p text:style-name="Standard">My Eye Up Close</text:p>
      <text:p text:style-name="Standard">David J</text:p>
      <text:p text:style-name="Standard">http://www.flickr.com/photos/12313953@N03/1791148805/in/photostream/</text:p>
      <text:p text:style-name="Standard">http://creativecommons.org/licenses/by-sa/2.0/deed.de</text:p>
      <text:h text:style-name="Heading_20_1" text:outline-level="1"/>
      <text:h text:style-name="Heading_20_1" text:outline-level="1">Graustufenbild erzeugen</text:h>
      <text:h text:style-name="Heading_20_2" text:outline-level="2">Graustufen über Bildmodus </text:h>
      <text:list xml:id="list13505811551" text:style-name="L1">
        <text:list-item>
          <text:p text:style-name="P1"><text:span text:style-name="Emphasis"><text:span text:style-name="T1">Nachteil: Ganzes Bild</text:span></text:span></text:p>
        </text:list-item>
        <text:list-item>
          <text:p text:style-name="P1"><text:span text:style-name="Emphasis"><text:span text:style-name="T4">„Bild → Duplizieren“</text:span></text:span><text:span text:style-name="Emphasis"><text:span text:style-name="T1"> (Strg+D)</text:span></text:span></text:p>
        </text:list-item>
        <text:list-item>
          <text:p text:style-name="P1"><text:span text:style-name="Emphasis">„Bild → Modus → Graustufen“</text:span></text:p>
        </text:list-item>
        <text:list-item>
          <text:p text:style-name="P1"><text:span text:style-name="Emphasis"><text:span text:style-name="T1">Bild kopieren (Strg+C) und <text:s/></text:span></text:span><text:span text:style-name="Emphasis"><text:span text:style-name="T3">im Original </text:span></text:span><text:span text:style-name="Emphasis"><text:span text:style-name="T5">„Bearbeiten → Einfügen als → Neue Ebene“</text:span></text:span></text:p>
        </text:list-item>
      </text:list>
      <text:p text:style-name="Standard"><text:span text:style-name="Emphasis"><text:span text:style-name="T1"/></text:span></text:p>
      <text:h text:style-name="Heading_20_2" text:outline-level="2">Graustufen über Sättigung </text:h>
      <text:p text:style-name="Text_20_body"><text:span text:style-name="Emphasis"><text:span text:style-name="T1">Über </text:span></text:span><text:span text:style-name="Emphasis">„Farben -&gt; Entsättigen“ </text:span><text:span text:style-name="Emphasis"><text:span text:style-name="T1">kann man leicht ein Graustufenbild erzeugen.</text:span></text:span><text:span text:style-name="T1"> </text:span></text:p>
      <text:list xml:id="list717359012" text:style-name="L2">
        <text:list-item>
          <text:p text:style-name="P2"><text:span text:style-name="T4">„Ebene → Duplizieren“</text:span> (Umschalt+Strg+D)</text:p>
        </text:list-item>
        <text:list-item>
          <text:p text:style-name="P2"><text:span text:style-name="T4">„Farben → Entsättigen“</text:span>, drei Werte zur Auswahl</text:p>
        </text:list-item>
        <text:list-item>
          <text:p text:style-name="P2"><text:span text:style-name="T4">„Leuchtkraft“</text:span> ist identisch zu Graustufen-Bildmodus</text:p>
        </text:list-item>
      </text:list>
      <text:p text:style-name="Standard">Oder:</text:p>
      <text:list xml:id="list1052513581" text:style-name="L3">
        <text:list-item>
          <text:p text:style-name="P3"><text:span text:style-name="T4">„Ebene → Duplizieren“</text:span> (Umschalt+Strg+D)</text:p>
        </text:list-item>
        <text:list-item>
          <text:p text:style-name="P3"><text:span text:style-name="Emphasis">„Farben → Farbton/Sättigung“,</text:span><text:span text:style-name="Emphasis"><text:span text:style-name="T1"> Sättigung auf -100 (Helligkeit veränderbar)</text:span></text:span></text:p>
        </text:list-item>
        <text:list-item>
          <text:p text:style-name="P7"><text:span text:style-name="Emphasis"><text:span text:style-name="T4">„Helligkeit“</text:span></text:span><text:span text:style-name="Emphasis"> ist identisch zu Sättigung</text:span></text:p>
        </text:list-item>
      </text:list>
      <text:p text:style-name="Text_20_body"><text:span text:style-name="Emphasis"><text:span text:style-name="T1">Oder:</text:span></text:span></text:p>
      <text:list xml:id="list716141029" text:continue-numbering="true" text:style-name="L3">
        <text:list-item>
          <text:p text:style-name="P3"><text:span text:style-name="Emphasis"><text:span text:style-name="T4">„Ebene → Duplizieren“</text:span></text:span><text:span text:style-name="Emphasis"><text:span text:style-name="T1"> (Umschalt+Strg+D)</text:span></text:span></text:p>
        </text:list-item>
        <text:list-item>
          <text:p text:style-name="P3"><text:span text:style-name="Emphasis">„Farben → Einfärben“, </text:span><text:span text:style-name="Emphasis"><text:span text:style-name="T1">Sättigung auf -100 (Helligkeit veränderbar)</text:span></text:span></text:p>
        </text:list-item>
        <text:list-item>
          <text:p text:style-name="P3"><text:span text:style-name="Emphasis"><text:span text:style-name="T1">identisch zu Graustufen-Bildmodus</text:span></text:span></text:p>
        </text:list-item>
      </text:list>
      <text:p text:style-name="Standard"><text:span text:style-name="Emphasis"><text:span text:style-name="T1"/></text:span></text:p>
      <text:h text:style-name="Heading_20_2" text:outline-level="2"><text:span text:style-name="Emphasis"><text:span text:style-name="T4">Graustufen über RGB-Farbtrennung </text:span></text:span></text:h>
      <text:list xml:id="list301052247" text:style-name="L4">
        <text:list-item>
          <text:p text:style-name="P4"><text:span text:style-name="Emphasis">„Farben -&gt; Komponenten -&gt; Zerlegen“</text:span></text:p>
        </text:list-item>
        <text:list-item>
          <text:p text:style-name="P4"><text:span text:style-name="Emphasis"><text:span text:style-name="T1">Farbmodus </text:span></text:span><text:span text:style-name="Emphasis">„RGB“</text:span><text:span text:style-name="Emphasis"><text:span text:style-name="T1"> und </text:span></text:span><text:span text:style-name="Emphasis">„In Ebenen zerlegen“</text:span></text:p>
        </text:list-item>
        <text:list-item>
          <text:p text:style-name="P4"><text:span text:style-name="Emphasis"><text:span text:style-name="T1">Ebenen anordnen (oben nach unten): Blau 20% → Grün 50% → Rot 100%</text:span></text:span></text:p>
        </text:list-item>
        <text:list-item>
          <text:p text:style-name="P4"><text:span text:style-name="Emphasis"><text:span text:style-name="T5">„Ebene → Neu aus Sichtbaren“</text:span></text:span></text:p>
        </text:list-item>
        <text:list-item>
          <text:p text:style-name="P4"><text:span text:style-name="Emphasis"><text:span text:style-name="T3">Bild kopieren (Strg+C) und im Original </text:span></text:span><text:span text:style-name="Emphasis"><text:span text:style-name="T5">„Bearbeiten → Einfügen als → Neue Ebene“</text:span></text:span></text:p>
        </text:list-item>
      </text:list>
      <text:p text:style-name="Standard"><text:span text:style-name="Emphasis"><text:span text:style-name="T1"/></text:span></text:p>
      <text:h text:style-name="Heading_20_1" text:outline-level="1"><text:soft-page-break/><text:span text:style-name="Emphasis"><text:span text:style-name="T1">Farbe hervorheben </text:span></text:span></text:h>
      <text:list xml:id="list635020614" text:style-name="L5">
        <text:list-item>
          <text:p text:style-name="P5"><text:span text:style-name="Emphasis"><text:span text:style-name="T1">Mit Kreisauswahl (E) auswählen</text:span></text:span></text:p>
        </text:list-item>
        <text:list-item>
          <text:p text:style-name="P5"><text:span text:style-name="Emphasis"><text:span text:style-name="T1">mit Freihandauswahl (F) wegmachen</text:span></text:span></text:p>
        </text:list-item>
        <text:list-item>
          <text:p text:style-name="P5"><text:span text:style-name="Emphasis"><text:span text:style-name="T1">Invertieren (Strg+I)</text:span></text:span></text:p>
        </text:list-item>
        <text:list-item>
          <text:p text:style-name="P5"><text:span text:style-name="Emphasis"><text:span text:style-name="T1">Schnellauswahlmaske (Umschalt+Q)</text:span></text:span></text:p>
        </text:list-item>
        <text:list-item>
          <text:p text:style-name="P5"><text:span text:style-name="Emphasis"><text:span text:style-name="T1">Mit Pinsel (P) nachmalen</text:span></text:span></text:p>
        </text:list-item>
        <text:list-item>
          <text:p text:style-name="P5"><text:span text:style-name="Emphasis"><text:span text:style-name="T4">„Auswahl → In Kanal speichern“</text:span></text:span></text:p>
        </text:list-item>
        <text:list-item>
          <text:p text:style-name="P5"><text:span text:style-name="Emphasis"><text:span text:style-name="T4">„Auswahl → Ausblenden“</text:span></text:span><text:span text:style-name="Emphasis"><text:span text:style-name="T1"> für besseren Übergang</text:span></text:span></text:p>
        </text:list-item>
      </text:list>
      <text:h text:style-name="Heading_20_1" text:outline-level="1"><text:span text:style-name="Emphasis"><text:span text:style-name="T1">Farbe ändern</text:span></text:span></text:h>
      <text:list xml:id="list2177254245" text:style-name="L6">
        <text:list-item>
          <text:p text:style-name="P6"><text:span text:style-name="Emphasis">„Farben -&gt; Einfärben“</text:span><text:span text:style-name="Emphasis"><text:span text:style-name="T1"> auf richtiger Ebene</text:span></text:span></text:p>
        </text:list-item>
      </text:list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5:47:53</meta:creation-date>
    <dc:date>2013-10-15T17:29:24</dc:date>
    <meta:editing-duration>PT1H9M2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44" meta:word-count="217" meta:character-count="1640" meta:non-whitespace-character-count="1487"/>
  </office:meta>
</office:document-meta>
</file>